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508cm" svg:height="9.006cm" svg:x="1.178cm" svg:y="1.16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cm" fo:page-height="11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sgeht dichdasan</meta:initial-creator>
    <meta:creation-date>2014-04-10T11:30:02.71</meta:creation-date>
    <dc:date>2014-04-10T13:18:08.06</dc:date>
    <dc:creator>Wasgeht dichdasan</dc:creator>
    <meta:editing-duration>PT1H31M1S</meta:editing-duration>
    <meta:editing-cycles>1</meta:editing-cycles>
    <meta:document-statistic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text-overlap="true" chart:reverse-direction="false" text:line-break="true" chart:label-arrangement="side-by-side" chart:link-data-style-to-source="false" chart:axis-position="0" style:rotation-angle="30"/>
      <style:graphic-properties svg:stroke-width="0.05cm"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width="0.05cm" svg:stroke-color="#b3b3b3"/>
    </style:style>
    <style:style style:name="ch6" style:family="chart" style:data-style-name="N11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5cm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509cm" svg:height="9.007cm" xlink:href="." xlink:type="simple" chart:class="chart:line" chart:style-name="ch1">
        <chart:plot-area chart:style-name="ch2" chart:data-source-has-labels="both" svg:x="0.8cm" svg:y="0.855cm" svg:width="16.009cm" svg:height="7.552cm">
          <chartooo:coordinate-region svg:x="2.4cm" svg:y="1.067cm" svg:width="14.303cm" svg:height="5.123cm"/>
          <chart:axis chart:dimension="x" chart:name="primary-x" chart:style-name="ch3" chartooo:axis-type="auto">
            <chartooo:date-scale/>
            <chart:categories table:cell-range-address="local-table.$A$2:.$A$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3" chart:label-cell-address="local-table.$B$1" chart:class="chart:line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Bas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ll Hous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ked Singl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Hidden Single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Pointing Pair / Triple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Box - Line Reduction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Naked Subset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Hidden Subse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Fish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string">
                <text:p>Skyscarper</text:p>
              </table:table-cell>
              <table:table-cell office:value-type="float" office:value="0.4166">
                <text:p>0.4166</text:p>
              </table:table-cell>
            </table:table-row>
            <table:table-row>
              <table:table-cell office:value-type="string">
                <text:p>2-String-Kite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Turbot Fish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Empty Rectangle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XY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XYZ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W-Wing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Sue de Coq</text:p>
              </table:table-cell>
              <table:table-cell office:value-type="float" office:value="0.5942">
                <text:p>0.5942</text:p>
              </table:table-cell>
            </table:table-row>
            <table:table-row>
              <table:table-cell office:value-type="string">
                <text:p>Simple Coloring</text:p>
              </table:table-cell>
              <table:table-cell office:value-type="float" office:value="0.5978">
                <text:p>0.5978</text:p>
              </table:table-cell>
            </table:table-row>
            <table:table-row>
              <table:table-cell office:value-type="string">
                <text:p>ALS XZ</text:p>
              </table:table-cell>
              <table:table-cell office:value-type="float" office:value="0.8546">
                <text:p>0.8546</text:p>
              </table:table-cell>
            </table:table-row>
            <table:table-row>
              <table:table-cell office:value-type="string">
                <text:p>ALS XY Wing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ALS Chain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>Backtracking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